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text-properties fo:font-size="14pt" style:font-size-asian="14pt" style:font-size-complex="14pt"/>
    </style:style>
    <style:style style:name="T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 HAY LUGAR MAS ALTO</text:span><text:span text:style-name="T1"/></text:p>
      <text:p text:style-name="No_20_Spacing"><text:span text:style-name="T2">INTRO:</text:span><text:span text:style-name="T3"> <text:s/>A <text:s/>- <text:s/>D</text:span><text:span text:style-name="T3"/></text:p>
      <text:p text:style-name="P2"/>
      <text:p text:style-name="P2"/>
      <text:p text:style-name="No_20_Spacing"><text:span text:style-name="T3"><text:s text:c="9"/>A <text:s text:c="31"/>E/G#</text:span><text:span text:style-name="T3"/></text:p>
      <text:p text:style-name="No_20_Spacing"><text:span text:style-name="T3">A tus pies arde mi corazón</text:span><text:span text:style-name="T3"/></text:p>
      <text:p text:style-name="No_20_Spacing"><text:span text:style-name="T3"><text:s text:c="11"/>F#m <text:s text:c="29"/>D</text:span><text:span text:style-name="T3"/></text:p>
      <text:p text:style-name="No_20_Spacing"><text:span text:style-name="T3">A tus pies entrego lo que soy</text:span><text:span text:style-name="T3"/></text:p>
      <text:p text:style-name="No_20_Spacing"><text:span text:style-name="T3"><text:s text:c="6"/>A <text:s text:c="32"/>E/G#</text:span><text:span text:style-name="T3"/></text:p>
      <text:p text:style-name="No_20_Spacing"><text:span text:style-name="T3">Ese lugar de mi seguridad</text:span><text:span text:style-name="T3"/></text:p>
      <text:p text:style-name="No_20_Spacing"><text:span text:style-name="T3"><text:s text:c="17"/>F#m <text:s text:c="22"/>D</text:span><text:span text:style-name="T3"/></text:p>
      <text:p text:style-name="No_20_Spacing"><text:span text:style-name="T3">Donde nadie me puede señalar</text:span><text:span text:style-name="T3"/></text:p>
      <text:p text:style-name="P2"/>
      <text:p text:style-name="No_20_Spacing"><text:span text:style-name="T3"><text:s text:c="15"/>D <text:s text:c="53"/>E</text:span><text:span text:style-name="T3"/></text:p>
      <text:p text:style-name="No_20_Spacing"><text:span text:style-name="T3">Me perdonaste, me acercaste a tu presencia</text:span><text:span text:style-name="T3"/></text:p>
      <text:p text:style-name="No_20_Spacing"><text:span text:style-name="T3"><text:s text:c="12"/>F#m7 <text:s text:c="50"/>E – Esus - E</text:span><text:span text:style-name="T3"/></text:p>
      <text:p text:style-name="No_20_Spacing"><text:span text:style-name="T3">Me levantaste, hoy me postro a adorarte</text:span><text:span text:style-name="T3"/></text:p>
      <text:p text:style-name="P2"/>
      <text:p text:style-name="P2"/>
      <text:p text:style-name="No_20_Spacing"><text:span text:style-name="T2">CORO</text:span><text:span text:style-name="T2"/></text:p>
      <text:p text:style-name="No_20_Spacing"><text:span text:style-name="T3"><text:s text:c="19"/>(A) <text:s text:c="18"/>D <text:s text:c="10"/>E</text:span><text:span text:style-name="T3"/></text:p>
      <text:p text:style-name="No_20_Spacing"><text:span text:style-name="T3">//No hay lugar más alto, más grande</text:span><text:span text:style-name="T3"/></text:p>
      <text:p text:style-name="No_20_Spacing"><text:span text:style-name="T3"><text:s text:c="16"/>F#m7 <text:s text:c="48"/>A <text:s/></text:span><text:span text:style-name="T3"/></text:p>
      <text:p text:style-name="No_20_Spacing"><text:span text:style-name="T3">Que estar a tus pies, que estar a tus pies //</text:span><text:span text:style-name="T3"/></text:p>
      <text:p text:style-name="P2"/>
      <text:p text:style-name="No_20_Spacing"><text:span text:style-name="T2">PUENTE</text:span><text:span text:style-name="T2"/></text:p>
      <text:p text:style-name="No_20_Spacing"><text:span text:style-name="T3"><text:s text:c="8"/>D <text:s text:c="24"/>E <text:s text:c="13"/>A <text:s text:c="9"/>E <text:s text:c="4"/>F#m7</text:span><text:span text:style-name="T3"/></text:p>
      <text:p text:style-name="No_20_Spacing"><text:span text:style-name="T3">Y aquí permaneceré, postrado a tus pies</text:span><text:span text:style-name="T3"/></text:p>
      <text:p text:style-name="No_20_Spacing"><text:span text:style-name="T3"><text:s text:c="7"/>D <text:s text:c="30"/>E <text:s text:c="25"/>F#m7 <text:s text:c="6"/>A</text:span><text:span text:style-name="T3"/></text:p>
      <text:p text:style-name="No_20_Spacing"><text:span text:style-name="T3">Y aquí permaneceré a los pies de Cristo Oouoh...</text:span><text:span text:style-name="T3"/></text:p>
      <text:p text:style-name="P2"/>
      <text:p text:style-name="P2"/>
      <text:p text:style-name="No_20_Spacing"><text:span text:style-name="T2">CORO FINAL</text:span><text:span text:style-name="T2"/></text:p>
      <text:p text:style-name="No_20_Spacing"><text:span text:style-name="T3"><text:s text:c="23"/>(A) <text:s text:c="18"/>D <text:s text:c="10"/>E</text:span><text:span text:style-name="T3"/></text:p>
      <text:p text:style-name="No_20_Spacing"><text:span text:style-name="T3">////No hay lugar más alto, más grande</text:span><text:span text:style-name="T3"/></text:p>
      <text:p text:style-name="No_20_Spacing"><text:span text:style-name="T3"><text:s text:c="16"/>F#m7 <text:s text:c="52"/>A <text:s text:c="5"/>(F-G-A) <text:s/></text:span><text:span text:style-name="T3"/></text:p>
      <text:p text:style-name="No_20_Spacing"><text:soft-page-break/><text:span text:style-name="T3">Que estar a tus pies, que estar a tus pies ////</text:span><text:span text:style-name="T3"/></text:p>
      <text:p text:style-name="No_20_Spac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ita Villacreses</meta:initial-creator>
    <dc:creator>Angelita Villacreses</dc:creator>
    <meta:editing-cycles>20</meta:editing-cycles>
    <meta:creation-date>2024-08-29T04:27:00</meta:creation-date>
    <dc:date>2024-08-29T04:50:00</dc:date>
    <meta:editing-duration>PT23M</meta:editing-duration>
    <meta:generator>LibreOffice/7.4.7.2$Linux_x86 LibreOffice_project/40$Build-2</meta:generator>
    <meta:document-statistic meta:table-count="0" meta:image-count="0" meta:object-count="0" meta:page-count="2" meta:paragraph-count="29" meta:word-count="137" meta:character-count="1246" meta:non-whitespace-character-count="482"/>
    <meta:user-defined meta:name="AppVersion">16.0000</meta:user-defined>
    <meta:template xlink:type="simple" xlink:actuate="onRequest" xlink:title="Normal" xlink:href=""/>
  </office:meta>
</office:document-meta>
</file>